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officeooo:rsid="001c48e5" officeooo:paragraph-rsid="001c48e5"/>
    </style:style>
    <style:style style:name="P12" style:family="paragraph" style:parent-style-name="Text_20_body">
      <style:text-properties style:text-underline-style="none" officeooo:paragraph-rsid="001c48e5"/>
    </style:style>
    <style:style style:name="P13" style:family="paragraph" style:parent-style-name="Preformatted_20_Text">
      <style:text-properties officeooo:paragraph-rsid="001c48e5"/>
    </style:style>
    <style:style style:name="P14" style:family="paragraph" style:parent-style-name="Text_20_body">
      <style:text-properties officeooo:paragraph-rsid="001c48e5"/>
    </style:style>
    <style:style style:name="P15" style:family="paragraph">
      <loext:graphic-properties draw:fill="solid" draw:fill-color="#c0c0c0" draw:opacity="90%"/>
      <style:text-properties style:font-name="Liberation Sans" fo:font-size="1pt" style:font-name-asian="Liberation Sans2" style:font-name-complex="Liberation Sans2"/>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T4" style:family="text">
      <style:text-properties style:text-underline-style="none"/>
    </style:style>
    <style:style style:name="T5" style:family="text">
      <style:text-properties style:text-underline-style="none" officeooo:rsid="001c48e5"/>
    </style:style>
    <style:style style:name="T6" style:family="text">
      <style:text-properties style:font-name="Liberation Serif" style:text-underline-style="none" officeooo:rsid="001c48e5"/>
    </style:style>
    <style:style style:name="T7" style:family="text">
      <style:text-properties officeooo:rsid="001c48e5"/>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18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h text:style-name="P2" text:outline-level="1"><text:file-name text:display="name">Cómo manejar un FT4232 como cable depurador + UART para Xilinx</text:file-name></text:h>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9" draw:name="PowerPlusWaterMarkObject 1" draw:style-name="gr1" draw:text-style-name="P6" svg:width="16.999cm" svg:height="1.317cm" draw:transform="rotate (0.785398163397448) translate (2.02494444444444cm 18.1430694444444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2/16/como-manejar-un-ft4232-como-cable-depurador-uart-para-xilinx/" text:style-name="Internet_20_link" text:visited-style-name="Visited_20_Internet_20_Link"><text:span text:style-name="T3">https://soceame.wordpress.com/2025/02/16/como-manejar-un-ft4232-como-cable-depurador-uart-para-xilinx/</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16T20:20:15.912043768">16/02/2025</text:date></text:p>
      <text:p text:style-name="P10"/>
      <text:p text:style-name="P11">En esta entrada se comenta lo que ya se ha comentado en entradas anteriores pero aplicado un FT4232.</text:p>
      <text:p text:style-name="P12"><text:a xlink:type="simple" xlink:href="https://soceame.wordpress.com/2025/02/01/como-utilizar-un-chip-de-ftdi-como-cable-depurador-de-xilinx/" text:style-name="Internet_20_link" text:visited-style-name="Visited_20_Internet_20_Link">https://soceame.wordpress.com/2025/02/01/como-utilizar-un-chip-de-ftdi-como-cable-depurador-de-xilinx/</text:a></text:p>
      <text:p text:style-name="P12"><text:a xlink:type="simple" xlink:href="https://soceame.wordpress.com/2025/02/03/como-extraer-y-grabar-el-binario-de-los-ftdi-para-cualquier-fabricante-de-fpgas-socs/" text:style-name="Internet_20_link" text:visited-style-name="Visited_20_Internet_20_Link">https://soceame.wordpress.com/2025/02/03/como-extraer-y-grabar-el-binario-de-los-ftdi-para-cualquier-fabricante-de-fpgas-socs/</text:a></text:p>
      <text:p text:style-name="P12"><text:a xlink:type="simple" xlink:href="https://soceame.wordpress.com/2025/02/02/como-anadir-la-uart-a-un-ft2232-con-jtag/" text:style-name="Internet_20_link" text:visited-style-name="Visited_20_Internet_20_Link">https://soceame.wordpress.com/2025/02/02/como-anadir-la-uart-a-un-ft2232-con-jtag/</text:a></text:p>
      <text:p text:style-name="P11">Para ello aplicamos los pasos de siempre. </text:p>
      <text:p text:style-name="P11">Cogemos de este repositorio el binario de FT4232 que permita la UART y el JTAG al mismo tiempo.</text:p>
      <text:p text:style-name="P11"><text:a xlink:type="simple" xlink:href="https://github.com/DRubioG/FTDI_flash_binaries_Xilinx" text:style-name="Internet_20_link" text:visited-style-name="Visited_20_Internet_20_Link">https://github.com/DRubioG/FTDI_flash_binaries_Xilinx</text:a></text:p>
      <text:p text:style-name="P11">Después, lo único que tenemos que hacer es grabar el binario en el FT4232 </text:p>
      <text:p text:style-name="P13"><text:span text:style-name="Source_20_Text"><text:span text:style-name="T4">sudo ftdi_eeprom --flash-eeprom ft4232h.conf </text:span></text:span></text:p>
      <text:p text:style-name="P14"><text:span text:style-name="Source_20_Text"><text:span text:style-name="T5"/></text:span></text:p>
      <text:p text:style-name="P14"><text:span text:style-name="Source_20_Text"><text:span text:style-name="T6">Y una vez grabado ya se tienen configurado el FT4232 como JTAG y como 3 UARTs.</text:span></text:span></text:p>
      <text:h text:style-name="Heading_20_2" text:outline-level="2"><text:span text:style-name="Source_20_Text">N</text:span><text:span text:style-name="Source_20_Text"><text:span text:style-name="T7">ota Final</text:span></text:span><text:span text:style-name="Source_20_Text"> </text:span></text:h>
      <text:p text:style-name="P14"><text:span text:style-name="Source_20_Text"><text:span text:style-name="T6">Xilinx no permite dos JTAGs en un mismo FTDI, solo admite un JTAG. Bien pues para poder conseguir más JTAGs en un solo puerto USB lo que se tiene que hacer es utilizar un chip que haga de HUB para USB como el CH334 o el USB5734.</text:span></text:span></text:p>
      <text:p text:style-name="P14"><text:span text:style-name="Source_20_Text"><text:span text:style-name="T6">Si estos chips los utilizas con FT2232 o con FT4232 puedes tener todos los chips que quieras conectados todos mediante un puerto USB al ordenador.</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paragraph-rsid="001c8d8e"/>
    </style:style>
    <style:style style:name="MP2" style:family="paragraph">
      <loext:graphic-properties draw:fill="solid" draw:fill-color="#c0c0c0" draw:opacity="90%"/>
      <style:text-properties style:font-name="Liberation Sans" fo:font-size="1pt" style:font-name-asian="Liberation Sans2" style:font-name-complex="Liberation Sans2"/>
    </style:style>
    <style:style style:name="MP3" style:family="paragraph" style:parent-style-name="Footer">
      <style:paragraph-properties fo:text-align="start" style:justify-single-word="false"/>
      <style:text-properties fo:font-size="12pt" officeooo:paragraph-rsid="0014adfa"/>
    </style:style>
    <style:style style:name="MP4" style:family="paragraph">
      <style:text-properties style:font-name="Liberation Sans" fo:font-size="1pt" style:font-name-asian="Liberation Sans2" style:font-name-complex="Liberation Sans2"/>
    </style:style>
    <style:style style:name="MP5"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T1" style:family="text">
      <style:text-properties fo:font-size="10pt" officeooo:rsid="0015e9bf"/>
    </style:style>
    <style:style style:name="MT2" style:family="text">
      <style:text-properties officeooo:rsid="000aa428"/>
    </style:style>
    <style:style style:name="MT3" style:family="text">
      <style:text-properties officeooo:rsid="000c13d6"/>
    </style:style>
    <style:style style:name="MT4"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90%" draw:auto-grow-height="false" draw:auto-grow-width="false" fo:min-height="1.318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2/16/como-manejar-un-ft4232-como-cable-depurador-uart-para-xilinx/" text:style-name="Internet_20_link" text:visited-style-name="Visited_20_Internet_20_Link"><text:span text:style-name="MT1">https://soceame.wordpress.com/2025/02/16/como-manejar-un-ft4232-como-cable-depurador-uart-para-xilinx/</text:span></text:a><draw:custom-shape text:anchor-type="char" draw:z-index="10" draw:name="PowerPlusWaterMarkObject" draw:style-name="Mgr1" draw:text-style-name="MP2" svg:width="16.999cm" svg:height="1.317cm" draw:transform="rotate (0.785398163397448) translate (2.02494444444444cm 17.401125cm)"><text:p>https://soceame.wordpress.com/</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MT2">Creado por David Rubio </text:span><text:span text:style-name="MT3">G.</text:span><text:span text:style-name="MT2"><text:tab/> <text:tab/></text:span><text:page-number text:select-page="current">2</text:page-number>/<text:page-count>2</text:page-count></text:p>
      </style:footer>
    </style:master-page>
    <style:master-page style:name="First_20_Page" style:display-name="First Page" style:page-layout-name="Mpm2" draw:style-name="Mdp1" style:next-style-name="Standard">
      <style:header>
        <text:p text:style-name="Header"><draw:custom-shape text:anchor-type="char" draw:z-index="8" draw:name="PowerPlusWaterMarkObject 2" draw:style-name="Mgr2" draw:text-style-name="MP5" svg:width="16.999cm" svg:height="1.317cm" draw:transform="rotate (0.785398163397448) translate (2.02494444444444cm 18.1435416666667cm)"><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0"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3" draw:text-style-name="MP5" svg:width="11.399cm" svg:height="0.883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4" draw:name="PowerPlusWaterMarkObject" draw:style-name="Mgr4" draw:text-style-name="MP5" svg:width="17.999cm" svg:height="1.394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5"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6"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7"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18:40:50.748228082</meta:creation-date>
    <meta:editing-duration>PT20M48S</meta:editing-duration>
    <meta:editing-cycles>6</meta:editing-cycles>
    <meta:generator>LibreOffice/24.8.4.2$Linux_X86_64 LibreOffice_project/480$Build-2</meta:generator>
    <dc:date>2025-02-16T20:20:15.824157180</dc:date>
    <meta:print-date>2025-02-16T19:00:18.797244671</meta:print-date>
    <meta:printed-by>Archivos PDF</meta:printed-by>
    <meta:document-statistic meta:table-count="0" meta:image-count="0" meta:object-count="0" meta:page-count="2" meta:paragraph-count="21" meta:word-count="188" meta:character-count="1618" meta:non-whitespace-character-count="1446"/>
    <meta:template xlink:type="simple" xlink:actuate="onRequest" xlink:title="template" xlink:href="../../../../../../Plantillas/template.ott" meta:date="2025-02-16T18:40:50.305901727"/>
  </office:meta>
</office:document-meta>
</file>